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7484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9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decrease min dist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Even tighter constraint on min max distance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2)</text:p>
          </table:table-cell>
          <table:table-cell/>
          <table:table-cell office:value-type="string" calcext:value-type="string">
            <text:p>min max distance back to 0.3 and 0.45</text:p>
            <text:p>Increase desired height</text:p>
          </table:table-cell>
          <table:table-cell/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8T13:12:14.432195614</dc:date>
    <meta:editing-duration>PT10H53M59S</meta:editing-duration>
    <meta:editing-cycles>20</meta:editing-cycles>
    <meta:generator>LibreOffice/6.4.7.2$Linux_X86_64 LibreOffice_project/40$Build-2</meta:generator>
    <meta:document-statistic meta:table-count="1" meta:cell-count="37" meta:object-count="0"/>
  </office:meta>
</office:document-meta>
</file>